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f86e" officeooo:paragraph-rsid="0016f86e"/>
    </style:style>
    <style:style style:name="T1" style:family="text">
      <style:text-properties officeooo:rsid="001722f1"/>
    </style:style>
    <style:style style:name="T2" style:family="text">
      <style:text-properties officeooo:rsid="0018f6be"/>
    </style:style>
    <style:style style:name="T3" style:family="text">
      <style:text-properties officeooo:rsid="001b7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eate floors</text:p>
      <text:p text:style-name="P1"><text:tab/>1.1 Fill up floors</text:p>
      <text:p text:style-name="P1">2. Create waiting lines for each floor</text:p>
      <text:p text:style-name="P1">3. Create staircases</text:p>
      <text:p text:style-name="P1">4. Evacuate: <text:span text:style-name="T1">Each time step: as long as Staircase.getEvacuatedCount()&lt;numOfPeoplePerFloor*numOfFloors</text:span></text:p>
      <text:p text:style-name="P1"><text:tab/>4.1 <text:span text:style-name="T2">while(Floor.checkArrive())</text:span></text:p>
      <text:p text:style-name="P1"><text:tab/><text:tab/><text:span text:style-name="T2">4.1.1: WaitingLine.add(Floor.removePerson())</text:span></text:p>
      <text:p text:style-name="P1"><text:tab/><text:span text:style-name="T2">4.2: if (Staircase.addFromFloor(this floor, WaitingLine.peek())</text:span></text:p>
      <text:p text:style-name="P1"><text:span text:style-name="T2"><text:tab/><text:tab/>4.2.1 <text:s/>WaitingLine.remove()</text:span></text:p>
      <text:p text:style-name="P1"><text:tab/><text:span text:style-name="T3">4.3 Staircase.letOut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1S</meta:editing-duration>
    <meta:editing-cycles>8</meta:editing-cycles>
    <meta:generator>LibreOffice/4.2.0.4$Windows_x86 LibreOffice_project/05dceb5d363845f2cf968344d7adab8dcfb2ba71</meta:generator>
    <dc:date>2014-03-02T09:55:31.324000000</dc:date>
    <meta:document-statistic meta:table-count="0" meta:image-count="0" meta:object-count="0" meta:page-count="1" meta:paragraph-count="10" meta:word-count="39" meta:character-count="387" meta:non-whitespace-character-count="349"/>
    <meta:user-defined meta:name="Info 1"/>
    <meta:user-defined meta:name="Info 2"/>
    <meta:user-defined meta:name="Info 3"/>
    <meta:user-defined meta:name="Info 4"/>
  </office:meta>
</office:document-meta>
</file>